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074976" officeooo:paragraph-rsid="00074976" style:font-size-asian="14pt" style:font-weight-asian="bold" style:font-size-complex="16pt" style:font-weight-complex="bold"/>
    </style:style>
    <style:style style:name="P2" style:family="paragraph" style:parent-style-name="Standard">
      <style:text-properties fo:font-size="16pt" fo:font-weight="bold" officeooo:rsid="00074976" officeooo:paragraph-rsid="00077b97" style:font-size-asian="14pt" style:font-weight-asian="bold" style:font-size-complex="16pt" style:font-weight-complex="bold"/>
    </style:style>
    <style:style style:name="P3" style:family="paragraph" style:parent-style-name="Standard">
      <style:text-properties fo:font-size="12pt" fo:font-weight="normal" officeooo:rsid="00074976" officeooo:paragraph-rsid="00074976" style:font-size-asian="10.5pt" style:font-weight-asian="normal" style:font-size-complex="12pt" style:font-weight-complex="normal"/>
    </style:style>
    <style:style style:name="P4" style:family="paragraph" style:parent-style-name="Standard">
      <style:text-properties fo:font-size="12pt" fo:font-weight="normal" officeooo:rsid="00074976" officeooo:paragraph-rsid="00077b97" style:font-size-asian="10.5pt" style:font-weight-asian="normal" style:font-size-complex="12pt" style:font-weight-complex="normal"/>
    </style:style>
    <style:style style:name="P5" style:family="paragraph" style:parent-style-name="Standard">
      <style:text-properties fo:font-size="12pt" fo:font-weight="normal" officeooo:rsid="00077b97" officeooo:paragraph-rsid="00077b97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085187" officeooo:paragraph-rsid="00077b97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085187" officeooo:paragraph-rsid="00085187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bold" officeooo:rsid="00085187" officeooo:paragraph-rsid="00077b97" style:font-size-asian="10.5pt" style:font-weight-asian="bold" style:font-size-complex="12pt" style:font-weight-complex="bold"/>
    </style:style>
    <style:style style:name="P9" style:family="paragraph" style:parent-style-name="Standard">
      <style:text-properties fo:font-size="14pt" fo:font-weight="bold" officeooo:rsid="00074976" officeooo:paragraph-rsid="00074976" style:font-size-asian="12.25pt" style:font-weight-asian="bold" style:font-size-complex="14pt" style:font-weight-complex="bold"/>
    </style:style>
    <style:style style:name="P10" style:family="paragraph" style:parent-style-name="Standard">
      <style:text-properties fo:font-size="14pt" fo:font-weight="bold" officeooo:rsid="00074976" officeooo:paragraph-rsid="00077b97" style:font-size-asian="12.25pt" style:font-weight-asian="bold" style:font-size-complex="14pt" style:font-weight-complex="bold"/>
    </style:style>
    <style:style style:name="P11" style:family="paragraph" style:parent-style-name="Standard">
      <style:text-properties fo:font-size="14pt" fo:font-weight="bold" officeooo:rsid="0009ef6f" officeooo:paragraph-rsid="0009ef6f" style:font-size-asian="12.25pt" style:font-weight-asian="bold" style:font-size-complex="14pt" style:font-weight-complex="bold"/>
    </style:style>
    <style:style style:name="P12" style:family="paragraph" style:parent-style-name="Standard">
      <style:text-properties fo:font-size="14pt" fo:font-weight="normal" officeooo:rsid="00074976" officeooo:paragraph-rsid="00074976" style:font-size-asian="12.25pt" style:font-weight-asian="normal" style:font-size-complex="14pt" style:font-weight-complex="normal"/>
    </style:style>
    <style:style style:name="P13" style:family="paragraph" style:parent-style-name="Standard">
      <style:text-properties fo:font-size="14pt" fo:font-weight="normal" officeooo:rsid="00077b97" officeooo:paragraph-rsid="00077b97" style:font-size-asian="12.25pt" style:font-weight-asian="normal" style:font-size-complex="14pt" style:font-weight-complex="normal"/>
    </style:style>
    <style:style style:name="P14" style:family="paragraph" style:parent-style-name="Standard">
      <style:text-properties fo:font-size="14pt" fo:font-weight="normal" officeooo:rsid="00092ddf" officeooo:paragraph-rsid="00092ddf" style:font-size-asian="12.25pt" style:font-weight-asian="normal" style:font-size-complex="14pt" style:font-weight-complex="normal"/>
    </style:style>
    <style:style style:name="P15" style:family="paragraph" style:parent-style-name="Standard">
      <style:text-properties fo:font-size="14pt" fo:font-weight="normal" officeooo:rsid="0009ef6f" officeooo:paragraph-rsid="0009ef6f" style:font-size-asian="12.25pt" style:font-weight-asian="normal" style:font-size-complex="14pt" style:font-weight-complex="normal"/>
    </style:style>
    <style:style style:name="P16" style:family="paragraph" style:parent-style-name="Standard">
      <style:text-properties fo:font-size="12pt" fo:font-weight="normal" officeooo:rsid="00074976" officeooo:paragraph-rsid="00074976" style:font-size-asian="10.5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074976" officeooo:paragraph-rsid="00077b97" style:font-size-asian="10.5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077b97" officeooo:paragraph-rsid="00077b97" style:font-size-asian="10.5pt" style:font-weight-asian="normal" style:font-size-complex="12pt" style:font-weight-complex="normal"/>
    </style:style>
    <style:style style:name="P19" style:family="paragraph" style:parent-style-name="Standard">
      <style:text-properties fo:font-size="12pt" fo:font-weight="normal" officeooo:rsid="00085187" officeooo:paragraph-rsid="00085187" style:font-size-asian="10.5pt" style:font-weight-asian="normal" style:font-size-complex="12pt" style:font-weight-complex="normal"/>
    </style:style>
    <style:style style:name="T1" style:family="text">
      <style:text-properties fo:font-size="12pt" fo:font-weight="normal" style:font-size-asian="10.5pt" style:font-weight-asian="normal" style:font-size-complex="12pt" style:font-weight-complex="normal"/>
    </style:style>
    <style:style style:name="T2" style:family="text">
      <style:text-properties fo:font-size="12pt" fo:font-weight="normal" officeooo:rsid="00077b97" style:font-size-asian="10.5pt" style:font-weight-asian="normal" style:font-size-complex="12pt" style:font-weight-complex="normal"/>
    </style:style>
    <style:style style:name="T3" style:family="text">
      <style:text-properties fo:font-size="12pt" style:font-size-asian="10.5pt" style:font-size-complex="12pt"/>
    </style:style>
    <style:style style:name="T4" style:family="text">
      <style:text-properties officeooo:rsid="000ae68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taHeader</text:p>
      <text:p text:style-name="P3"/>
      <text:p text:style-name="P3">This directory contains classes related to Dash and Glas data and analysis.</text:p>
      <text:p text:style-name="P3"/>
      <text:p text:style-name="P9">ChannelGr</text:p>
      <text:p text:style-name="P3"/>
      <text:p text:style-name="P3">A group of channels class. </text:p>
      <text:p text:style-name="P3"/>
      <text:p text:style-name="P9">ChannelSet</text:p>
      <text:p text:style-name="P12"/>
      <text:p text:style-name="P13">A subclass of ChannelGr with extra channel info.</text:p>
      <text:p text:style-name="P13"/>
      <text:p text:style-name="P10">SampleGr</text:p>
      <text:p text:style-name="P4"/>
      <text:p text:style-name="P5">A subclass of ChannelSet containing channels to digitize.</text:p>
      <text:p text:style-name="P5"/>
      <text:p text:style-name="P9">DisplayGr</text:p>
      <text:p text:style-name="P4"/>
      <text:p text:style-name="P5">A subclass of ChannelGr containing channels to display.</text:p>
      <text:p text:style-name="P5"/>
      <text:p text:style-name="P10">AnalysisGr</text:p>
      <text:p text:style-name="P4"/>
      <text:p text:style-name="P5">A subclass of ChannelSet containing channels to analyze.</text:p>
      <text:p text:style-name="P5"/>
      <text:p text:style-name="P10">RtAnalysisGr</text:p>
      <text:p text:style-name="P12"/>
      <text:p text:style-name="P14">A subclass of ChannelSet for real time analysis for Dash.</text:p>
      <text:p text:style-name="P14"/>
      <text:p text:style-name="P10">AdGain</text:p>
      <text:p text:style-name="P4"/>
      <text:p text:style-name="P2"><text:span text:style-name="T1"><text:s/></text:span><text:span text:style-name="T2">A class for a/d gain information.</text:span></text:p>
      <text:p text:style-name="P5"/>
      <text:p text:style-name="P10">AdLog</text:p>
      <text:p text:style-name="P5"/>
      <text:p text:style-name="P5">A class for a log of data runs for Glas. <text:s/>Contains data about a run.<text:line-break/></text:p>
      <text:p text:style-name="P10">AMode</text:p>
      <text:p text:style-name="P4"/>
      <text:p text:style-name="P5">The analysis mode class. <text:s/>An analysis mode is a way of analyzing data consisting of a set of Analysis Modules executed in series.</text:p>
      <text:p text:style-name="P5"/>
      <text:p text:style-name="P10">Amodule</text:p>
      <text:p text:style-name="P8"/>
      <text:p text:style-name="P7">The analysis module base class. <text:s/>Analysis modules are subclasses of this.</text:p>
      <text:p text:style-name="P7"/>
      <text:p text:style-name="P10">AnalysisCodes.h</text:p>
      <text:p text:style-name="P4"><text:soft-page-break/></text:p>
      <text:p text:style-name="P7">A list of #defines for analysis function codes. <text:s/>Needed for reading old header files.</text:p>
      <text:p text:style-name="P7"/>
      <text:p text:style-name="P10">Calibrate</text:p>
      <text:p text:style-name="P7">The Calibrate class for Glas. <text:s/>Contains offset and scale values for each channel.</text:p>
      <text:p text:style-name="P7"/>
      <text:p text:style-name="P10">dataf.h</text:p>
      <text:p text:style-name="P4"/>
      <text:p text:style-name="P7">A historical file with data structure definitials for data files. <text:s/>Only used by old data file types in pflib.</text:p>
      <text:p text:style-name="P7"/>
      <text:p text:style-name="P10">DataHeader</text:p>
      <text:p text:style-name="P4"/>
      <text:p text:style-name="P7">The DataHeader class which is used to write .hdr files which are part of a data run. <text:s/>Contains <text:span text:style-name="T4">information</text:span> about the study creating the data.</text:p>
      <text:p text:style-name="P7"/>
      <text:p text:style-name="P10">GroupList</text:p>
      <text:p text:style-name="P6"/>
      <text:p text:style-name="P7">A base class for Sample,Display &amp; Analysis group lists.</text:p>
      <text:p text:style-name="P7"/>
      <text:p text:style-name="P10">ModuleControls</text:p>
      <text:p text:style-name="P4"/>
      <text:p text:style-name="P7">An abstract base class for AModule control dialogs. <text:s/>These are for setting AModule parameters.</text:p>
      <text:p text:style-name="P4"/>
      <text:p text:style-name="P11">numstr.cc<text:line-break/></text:p>
      <text:p text:style-name="P15"><text:span text:style-name="T3">Contains a function ‘numstr( char *pstr, const short unsigned int *pn1, const int len) where</text:span></text:p>
      <text:p text:style-name="P15"><text:span text:style-name="T3">pstr points to an output string, pn1 is pointer to a number array and len is it’s lengh. <text:s/>The function generates a text string of comma separated numbers from *pn1. <text:s/>There is another version called numstr_1() with the same arguments that adds ‘1’ to every number first to change zero-based to one-based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1T13:40:33.262671456</meta:creation-date>
    <dc:date>2020-02-25T09:59:48.462314320</dc:date>
    <meta:editing-duration>PT10M6S</meta:editing-duration>
    <meta:editing-cycles>3</meta:editing-cycles>
    <meta:generator>LibreOffice/5.3.6.1$Linux_X86_64 LibreOffice_project/30$Build-1</meta:generator>
    <meta:document-statistic meta:table-count="0" meta:image-count="0" meta:object-count="0" meta:page-count="2" meta:paragraph-count="37" meta:word-count="293" meta:character-count="1805" meta:non-whitespace-character-count="1535"/>
  </office:meta>
</office:document-meta>
</file>